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bf5d" officeooo:paragraph-rsid="0014bf5d"/>
    </style:style>
    <style:style style:name="P2" style:family="paragraph" style:parent-style-name="Standard">
      <style:paragraph-properties fo:text-align="start" style:justify-single-word="false"/>
      <style:text-properties officeooo:rsid="0014bf5d" officeooo:paragraph-rsid="0014bf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4 Progress Report</text:p>
      <text:p text:style-name="P1"/>
      <text:p text:style-name="P2">For this checkpoint we implemented static, always taken branch prediction, an eviction write buffer between L2 and main memory, and performance counters. <text:s/>We tried to split up the work so each group member tackled one part of the checkpoint. <text:s/>Steven implemented the branch prediction, Jay implemented the performance counters, and Sean implemented the eviction write buffer. <text:s/>While implementing the eviction write buffer we found problems with our L2 cache implementation, like correcting the choice of data-way for eviction and fixing LRU rankings. <text:s/>We tested our code using parts of previous testcode and some original code to test the eviction write buffer, fill up the cache and cause an evi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Kozak</meta:initial-creator>
    <meta:creation-date>2017-04-23T16:10:03.642216303</meta:creation-date>
    <dc:date>2017-04-23T16:21:30.707362100</dc:date>
    <dc:creator>Sean Kozak</dc:creator>
    <meta:editing-duration>PT11M27S</meta:editing-duration>
    <meta:editing-cycles>1</meta:editing-cycles>
    <meta:document-statistic meta:table-count="0" meta:image-count="0" meta:object-count="0" meta:page-count="1" meta:paragraph-count="2" meta:word-count="112" meta:character-count="720" meta:non-whitespace-character-count="606"/>
    <meta:generator>LibreOffice/5.0.6.2$Linux_X86_64 LibreOffice_project/00$Build-2</meta:generator>
  </office:meta>
</office:document-meta>
</file>